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1f8335" officeooo:paragraph-rsid="001f8335"/>
    </style:style>
    <style:style style:name="P4" style:family="paragraph" style:parent-style-name="Standard">
      <style:text-properties style:font-name="Arial1" fo:font-weight="bold" officeooo:rsid="001f8335" officeooo:paragraph-rsid="001f8335" style:font-weight-asian="bold" style:font-weight-complex="bold"/>
    </style:style>
    <style:style style:name="P5" style:family="paragraph" style:parent-style-name="Standard">
      <style:text-properties style:font-name="Arial1" fo:font-weight="bold" officeooo:rsid="001f8335" officeooo:paragraph-rsid="00213d52" style:font-weight-asian="bold" style:font-weight-complex="bold"/>
    </style:style>
    <style:style style:name="P6" style:family="paragraph" style:parent-style-name="Standard">
      <style:text-properties style:font-name="Arial1" fo:font-weight="bold" officeooo:rsid="001f8335" officeooo:paragraph-rsid="002291d3" style:font-weight-asian="bold" style:font-weight-complex="bold"/>
    </style:style>
    <style:style style:name="P7" style:family="paragraph" style:parent-style-name="Standard">
      <style:text-properties style:font-name="Arial1" fo:font-weight="bold" officeooo:rsid="001f8335" officeooo:paragraph-rsid="0026bb56" style:font-weight-asian="bold" style:font-weight-complex="bold"/>
    </style:style>
    <style:style style:name="P8" style:family="paragraph" style:parent-style-name="Standard">
      <style:text-properties style:font-name="Arial1" fo:font-weight="bold" officeooo:rsid="00213d52" officeooo:paragraph-rsid="00213d52" style:font-weight-asian="bold" style:font-weight-complex="bold"/>
    </style:style>
    <style:style style:name="P9" style:family="paragraph" style:parent-style-name="Standard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Arial1" fo:font-weight="normal" officeooo:rsid="00213d52" officeooo:paragraph-rsid="001f8335" style:font-weight-asian="normal" style:font-weight-complex="normal"/>
    </style:style>
    <style:style style:name="P11" style:family="paragraph" style:parent-style-name="Standard">
      <style:text-properties style:font-name="Arial1" fo:font-weight="normal" officeooo:rsid="00213d52" officeooo:paragraph-rsid="0026bb56" style:font-weight-asian="normal" style:font-weight-complex="normal"/>
    </style:style>
    <style:style style:name="P12" style:family="paragraph" style:parent-style-name="Standard">
      <style:text-properties style:font-name="Arial1" fo:font-weight="normal" officeooo:rsid="00213d52" officeooo:paragraph-rsid="0027dc51" style:font-weight-asian="normal" style:font-weight-complex="normal"/>
    </style:style>
    <style:style style:name="P13" style:family="paragraph" style:parent-style-name="Standard">
      <style:text-properties style:font-name="Arial1" fo:font-weight="normal" officeooo:rsid="002291d3" style:font-weight-asian="normal" style:font-weight-complex="normal"/>
    </style:style>
    <style:style style:name="P14" style:family="paragraph" style:parent-style-name="Standard">
      <style:text-properties style:font-name="Arial1" fo:font-weight="normal" officeooo:rsid="002291d3" officeooo:paragraph-rsid="0024344b" style:font-weight-asian="normal" style:font-weight-complex="normal"/>
    </style:style>
    <style:style style:name="P15" style:family="paragraph" style:parent-style-name="Standard">
      <style:text-properties officeooo:paragraph-rsid="0026bb56"/>
    </style:style>
    <style:style style:name="P16" style:family="paragraph" style:parent-style-name="Standard">
      <style:text-properties officeooo:paragraph-rsid="0027dc51"/>
    </style:style>
    <style:style style:name="P17" style:family="paragraph" style:parent-style-name="Standard">
      <style:text-properties style:font-name="Arial1" style:text-underline-style="none" fo:font-weight="normal" officeooo:rsid="002291d3" officeooo:paragraph-rsid="0027dc5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291d3" officeooo:paragraph-rsid="0024344b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291d3" officeooo:paragraph-rsid="0029a2bd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291d3" officeooo:paragraph-rsid="0027dc51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291d3" officeooo:paragraph-rsid="002a45ed" style:font-weight-asian="normal" style:font-weight-complex="normal"/>
    </style:style>
    <style:style style:name="P22" style:family="paragraph" style:parent-style-name="Standard">
      <style:text-properties style:font-name="Arial1" style:text-underline-style="none" fo:font-weight="normal" officeooo:rsid="002291d3" officeooo:paragraph-rsid="0029a2b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291d3" officeooo:paragraph-rsid="002a45ed" style:font-weight-asian="normal" style:font-weight-complex="normal"/>
    </style:style>
    <style:style style:name="P24" style:family="paragraph" style:parent-style-name="Standard">
      <style:text-properties style:font-name="Arial1" style:text-underline-style="none" fo:font-weight="normal" officeooo:rsid="002291d3" officeooo:paragraph-rsid="002a45ed" style:font-weight-asian="normal" style:font-weight-complex="normal"/>
    </style:style>
    <style:style style:name="P25" style:family="paragraph" style:parent-style-name="Standard">
      <style:text-properties style:font-name="Arial1" fo:font-weight="bold" officeooo:rsid="001f8335" officeooo:paragraph-rsid="0029868b" style:font-weight-asian="bold" style:font-weight-complex="bold"/>
    </style:style>
    <style:style style:name="P26" style:family="paragraph" style:parent-style-name="Standard">
      <style:text-properties style:font-name="Arial1" fo:font-weight="bold" officeooo:rsid="001f8335" officeooo:paragraph-rsid="0029a2bd" style:font-weight-asian="bold" style:font-weight-complex="bold"/>
    </style:style>
    <style:style style:name="P27" style:family="paragraph" style:parent-style-name="Standard">
      <style:text-properties style:font-name="Arial1" fo:font-weight="bold" officeooo:rsid="001f8335" officeooo:paragraph-rsid="002a45e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weight="bold" officeooo:rsid="001f8335" officeooo:paragraph-rsid="0026bb56" style:font-weight-asian="bold" style:font-weight-complex="bold"/>
    </style:style>
    <style:style style:name="P29" style:family="paragraph" style:parent-style-name="Standard">
      <style:text-properties style:font-name="Arial1" fo:font-weight="normal" officeooo:rsid="00213d52" officeooo:paragraph-rsid="0026bb56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1" fo:font-weight="normal" officeooo:rsid="00213d52" officeooo:paragraph-rsid="0026bb56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1" fo:font-weight="normal" officeooo:rsid="00213d52" officeooo:paragraph-rsid="001f8335" style:font-weight-asian="normal" style:font-weight-complex="normal"/>
    </style:style>
    <style:style style:name="P32" style:family="paragraph" style:parent-style-name="Standard">
      <style:text-properties style:font-name="Arial1" fo:font-weight="normal" officeooo:rsid="00213d52" officeooo:paragraph-rsid="0029a2b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Arial1" fo:font-weight="normal" officeooo:rsid="002291d3" officeooo:paragraph-rsid="0024344b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1" fo:font-weight="normal" officeooo:rsid="002291d3" officeooo:paragraph-rsid="0029a2bd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1" fo:font-weight="normal" officeooo:rsid="002291d3" officeooo:paragraph-rsid="002a45ed" style:font-weight-asian="normal" style:font-weight-complex="normal"/>
    </style:style>
    <style:style style:name="P36" style:family="paragraph" style:parent-style-name="Standard">
      <style:text-properties style:font-name="Arial1" fo:font-weight="normal" officeooo:rsid="002291d3" officeooo:paragraph-rsid="0029868b" style:font-weight-asian="normal" style:font-weight-complex="normal"/>
    </style:style>
    <style:style style:name="P37" style:family="paragraph" style:parent-style-name="Standard">
      <style:text-properties style:font-name="Arial1" fo:font-weight="normal" officeooo:rsid="002291d3" officeooo:paragraph-rsid="0029a2bd" style:font-weight-asian="normal" style:font-weight-complex="normal"/>
    </style:style>
    <style:style style:name="P38" style:family="paragraph" style:parent-style-name="Standard">
      <style:text-properties style:font-name="Arial1" fo:font-weight="normal" officeooo:rsid="002291d3" officeooo:paragraph-rsid="002a45e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>
      <style:paragraph-properties fo:text-align="start" style:justify-single-word="false"/>
      <style:text-properties officeooo:paragraph-rsid="0026bb56"/>
    </style:style>
    <style:style style:name="P41" style:family="paragraph" style:parent-style-name="Standard">
      <style:paragraph-properties fo:text-align="start" style:justify-single-word="false"/>
      <style:text-properties officeooo:paragraph-rsid="0027dc51"/>
    </style:style>
    <style:style style:name="P42" style:family="paragraph" style:parent-style-name="Standard">
      <style:paragraph-properties fo:text-align="start" style:justify-single-word="false"/>
      <style:text-properties officeooo:paragraph-rsid="0029a2bd"/>
    </style:style>
    <style:style style:name="P43" style:family="paragraph" style:parent-style-name="Standard">
      <style:paragraph-properties fo:text-align="start" style:justify-single-word="false"/>
      <style:text-properties officeooo:paragraph-rsid="002a45ed"/>
    </style:style>
    <style:style style:name="P44" style:family="paragraph" style:parent-style-name="Standard">
      <style:text-properties officeooo:paragraph-rsid="0026bb56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text-properties officeooo:paragraph-rsid="0027dc51"/>
    </style:style>
    <style:style style:name="P47" style:family="paragraph" style:parent-style-name="Standard">
      <style:text-properties officeooo:paragraph-rsid="0029868b"/>
    </style:style>
    <style:style style:name="P48" style:family="paragraph" style:parent-style-name="Standard">
      <style:text-properties officeooo:paragraph-rsid="0029a2bd"/>
    </style:style>
    <style:style style:name="P49" style:family="paragraph" style:parent-style-name="Standard">
      <style:text-properties officeooo:paragraph-rsid="002a45ed"/>
    </style:style>
    <style:style style:name="P50" style:family="paragraph"/>
    <style:style style:name="P51" style:family="paragraph">
      <style:paragraph-properties fo:text-align="start"/>
      <style:text-properties fo:font-variant="normal" fo:text-transform="none" style:text-line-through-style="none" style:text-line-through-type="none" style:font-name="Arial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3d52" style:font-weight-asian="normal" style:font-weight-complex="normal"/>
    </style:style>
    <style:style style:name="T6" style:family="text">
      <style:text-properties fo:font-weight="normal" officeooo:rsid="002291d3" style:font-weight-asian="normal" style:font-weight-complex="normal"/>
    </style:style>
    <style:style style:name="T7" style:family="text">
      <style:text-properties fo:font-weight="normal" officeooo:rsid="0024344b" style:font-weight-asian="normal" style:font-weight-complex="normal"/>
    </style:style>
    <style:style style:name="T8" style:family="text">
      <style:text-properties fo:font-weight="normal" officeooo:rsid="0026bb56" style:font-weight-asian="normal" style:font-weight-complex="normal"/>
    </style:style>
    <style:style style:name="T9" style:family="text">
      <style:text-properties fo:font-weight="normal" officeooo:rsid="0029868b" style:font-weight-asian="normal" style:font-weight-complex="normal"/>
    </style:style>
    <style:style style:name="T10" style:family="text">
      <style:text-properties fo:font-weight="normal" officeooo:rsid="0029a2bd" style:font-weight-asian="normal" style:font-weight-complex="normal"/>
    </style:style>
    <style:style style:name="T11" style:family="text">
      <style:text-properties fo:font-weight="normal" officeooo:rsid="002a45ed" style:font-weight-asian="normal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T14" style:family="text">
      <style:text-properties style:font-name="Arial1" fo:font-size="15pt" fo:font-weight="bold" officeooo:rsid="0026bb56" style:font-size-asian="15pt" style:font-weight-asian="bold" style:font-size-complex="15pt" style:font-weight-complex="bold"/>
    </style:style>
    <style:style style:name="T15" style:family="text">
      <style:text-properties style:font-name="Arial1" fo:font-size="15pt" fo:font-weight="bold" officeooo:rsid="002943ed" style:font-size-asian="15pt" style:font-weight-asian="bold" style:font-size-complex="15pt" style:font-weight-complex="bold"/>
    </style:style>
    <style:style style:name="T16" style:family="text">
      <style:text-properties style:font-name="Arial1" fo:font-weight="bold" officeooo:rsid="0024344b" style:font-weight-asian="bold" style:font-weight-complex="bold"/>
    </style:style>
    <style:style style:name="T17" style:family="text">
      <style:text-properties style:font-name="Arial1" fo:font-weight="bold" officeooo:rsid="0027dc51" style:font-weight-asian="bold" style:font-weight-complex="bold"/>
    </style:style>
    <style:style style:name="T18" style:family="text">
      <style:text-properties style:font-name="Arial1" fo:font-weight="bold" officeooo:rsid="0026bb56" style:font-weight-asian="bold" style:font-weight-complex="bold"/>
    </style:style>
    <style:style style:name="T19" style:family="text">
      <style:text-properties style:font-name="Arial1" fo:font-weight="bold" officeooo:rsid="0029868b" style:font-weight-asian="bold" style:font-weight-complex="bold"/>
    </style:style>
    <style:style style:name="T20" style:family="text">
      <style:text-properties style:font-name="Arial1" fo:font-weight="bold" officeooo:rsid="0029a2bd" style:font-weight-asian="bold" style:font-weight-complex="bold"/>
    </style:style>
    <style:style style:name="T21" style:family="text">
      <style:text-properties style:font-name="Arial1" fo:font-weight="bold" officeooo:rsid="002a45ed" style:font-weight-asian="bold" style:font-weight-complex="bold"/>
    </style:style>
    <style:style style:name="T22" style:family="text">
      <style:text-properties style:font-name="Arial1" fo:font-weight="normal" officeooo:rsid="002291d3" style:font-weight-asian="normal" style:font-weight-complex="normal"/>
    </style:style>
    <style:style style:name="T23" style:family="text">
      <style:text-properties style:font-name="Arial1" fo:font-weight="normal" officeooo:rsid="001f8335" style:font-weight-asian="normal" style:font-weight-complex="normal"/>
    </style:style>
    <style:style style:name="T24" style:family="text">
      <style:text-properties style:font-name="Arial1" fo:font-weight="normal" officeooo:rsid="0026bb56" style:font-weight-asian="normal" style:font-weight-complex="normal"/>
    </style:style>
    <style:style style:name="T25" style:family="text">
      <style:text-properties style:font-name="Arial1" fo:font-weight="normal" officeooo:rsid="0029868b" style:font-weight-asian="normal" style:font-weight-complex="normal"/>
    </style:style>
    <style:style style:name="T26" style:family="text">
      <style:text-properties style:font-name="Arial1" fo:font-weight="normal" officeooo:rsid="0029a2bd" style:font-weight-asian="normal" style:font-weight-complex="normal"/>
    </style:style>
    <style:style style:name="T27" style:family="text">
      <style:text-properties style:font-name="Arial1" fo:font-weight="normal" officeooo:rsid="002a45ed" style:font-weight-asian="normal" style:font-weight-complex="normal"/>
    </style:style>
    <style:style style:name="T28" style:family="text">
      <style:text-properties style:font-name="Arial1" style:text-underline-style="none" fo:font-weight="normal" officeooo:rsid="0026bb56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2291d3" style:font-weight-asian="normal" style:font-weight-complex="normal"/>
    </style:style>
    <style:style style:name="T30" style:family="text">
      <style:text-properties style:text-underline-style="none" fo:font-weight="normal" officeooo:rsid="002291d3" style:font-weight-asian="normal" style:font-weight-complex="normal"/>
    </style:style>
    <style:style style:name="T31" style:family="text">
      <style:text-properties style:text-underline-style="none" fo:font-weight="normal" officeooo:rsid="0026bb56" style:font-weight-asian="normal" style:font-weight-complex="normal"/>
    </style:style>
    <style:style style:name="T32" style:family="text">
      <style:text-properties style:text-underline-style="none" fo:font-weight="normal" officeooo:rsid="0024344b" style:font-weight-asian="normal" style:font-weight-complex="normal"/>
    </style:style>
    <style:style style:name="T33" style:family="text">
      <style:text-properties style:text-underline-style="none" fo:font-weight="normal" officeooo:rsid="0029868b" style:font-weight-asian="normal" style:font-weight-complex="normal"/>
    </style:style>
    <style:style style:name="T34" style:family="text">
      <style:text-properties style:text-underline-style="none" officeooo:rsid="0029868b"/>
    </style:style>
    <style:style style:name="T35" style:family="text">
      <style:text-properties style:text-underline-style="none" officeooo:rsid="002a45ed"/>
    </style:style>
    <style:style style:name="T36" style:family="text">
      <style:text-properties officeooo:rsid="0026bb56"/>
    </style:style>
    <style:style style:name="T37" style:family="text">
      <style:text-properties officeooo:rsid="0029868b"/>
    </style:style>
    <style:style style:name="T38" style:family="text">
      <style:text-properties officeooo:rsid="0029a2bd"/>
    </style:style>
    <style:style style:name="T39" style:family="text">
      <style:text-properties officeooo:rsid="002a45ed"/>
    </style:style>
    <style:style style:name="gr1" style:family="graphic">
      <style:graphic-properties fo:border="solid" style:repeat="sca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_1" form:command="Tabela_3_figuras" form:datasource="Para_aula_5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image-frame form:name="Figura_1" form:control-implementation="ooo:com.sun.star.form.component.DatabaseImageControl" xml:id="control1" form:id="control1" form:image-data="" form:data-field="Figura_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Figura_2" form:control-implementation="ooo:com.sun.star.form.component.DatabaseImageControl" xml:id="control2" form:id="control2" form:image-data="" form:data-field="Figura_2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Caixa de texto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ixa de texto 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5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7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7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7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  <form:textarea form:name="Caixa de texto 4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2"/></text:p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span text:style-name="T13">Folha de Respostas -Aula </text:span><text:span text:style-name="T14">1</text:span><text:span text:style-name="T15">2</text:span><text:span text:style-name="T14">- Projeto Semana </text:span><text:span text:style-name="T15">2</text:span></text:p>
      <text:p text:style-name="P9"/>
      <text:p text:style-name="P3"><draw:control text:anchor-type="paragraph" draw:z-index="2" draw:name="Forma1" draw:style-name="gr2" draw:text-style-name="P51" svg:width="5.919cm" svg:height="0.673cm" svg:x="3.985cm" svg:y="0.079cm" draw:control="control3"/><draw:control text:anchor-type="paragraph" draw:z-index="3" draw:name="Forma2" draw:style-name="gr2" draw:text-style-name="P51" svg:width="3.206cm" svg:height="0.747cm" svg:x="13.686cm" svg:y="0cm" draw:control="control4"/><text:span text:style-name="T12">Nome do Aluno: </text:span><text:span text:style-name="T3"><text:s/><text:tab/><text:tab/><text:tab/><text:tab/><text:tab/><text:tab/>No. USP:</text:span></text:p>
      <text:p text:style-name="P2"/>
      <text:p text:style-name="P2"/>
      <text:p text:style-name="P4"/>
      <text:p text:style-name="P8">Instruções: Completar com apenas as <text:s/>informações e dados solicitados e apenas nos campos adequados, <text:span text:style-name="T36">utilizando a apostila Documento Semana 2 como referência.</text:span></text:p>
      <text:p text:style-name="P5"/>
      <text:p text:style-name="P5"/>
      <text:p text:style-name="P4"><text:span text:style-name="T37">1.1. – Fsm_Food</text:span>) <text:span text:style-name="T4">Preencher o quadro abaixo com </text:span><text:span text:style-name="T8">código VHDL do testbench</text:span></text:p>
      <text:p text:style-name="P10"/>
      <text:p text:style-name="P10"><draw:control text:anchor-type="paragraph" draw:z-index="4" draw:name="Forma4" draw:style-name="gr2" draw:text-style-name="P51" svg:width="16.401cm" svg:height="6.58cm" svg:x="0.298cm" svg:y="0.131cm" draw:control="control5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5"><text:tab/>Preencher o quadro abaixo com a arquitetura d</text:span><text:span text:style-name="T8">o</text:span><text:span text:style-name="T5"> módulo </text:span><text:span text:style-name="T8">de estímulos. </text:span></text:p>
      <text:p text:style-name="P10"/>
      <text:p text:style-name="P10"><draw:control text:anchor-type="paragraph" draw:z-index="5" draw:name="Forma5" draw:style-name="gr2" draw:text-style-name="P51" svg:width="16.571cm" svg:height="8.127cm" svg:x="0.222cm" svg:y="0.39cm" draw:control="control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25"><text:span text:style-name="T6"><text:tab/></text:span></text:p>
      <text:p text:style-name="P25"><text:soft-page-break/><text:span text:style-name="T6"><text:tab/>Faça a captura de imagem no campo abaixo </text:span><text:span text:style-name="T7">(clique com o botão direito) </text:span><text:span text:style-name="T6">com a simulação </text:span><text:span text:style-name="T29">correspondente aos estímulos do item anterior</text:span><text:span text:style-name="T30"> (mostre todos os sinais relevantes e todas as condições –</text:span><text:span text:style-name="T33"> </text:span><text:span text:style-name="T34">para acompanhamento mostre os sinais de estado</text:span><text:span text:style-name="T30">)</text:span></text:p>
      <text:p text:style-name="P31"/>
      <text:p text:style-name="P10"><draw:control text:anchor-type="paragraph" draw:z-index="1" draw:style-name="gr1" draw:text-style-name="P50" svg:width="16.77cm" svg:height="11.184cm" svg:x="0.208cm" svg:y="0.131cm" draw:control="control1"/></text:p>
      <text:p text:style-name="P10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/>
      <text:p text:style-name="P39"/>
      <text:p text:style-name="P39"/>
      <text:p text:style-name="P39"/>
      <text:p text:style-name="P45"/>
      <text:p text:style-name="P45"/>
      <text:p text:style-name="P39"/>
      <text:p text:style-name="P7"><text:span text:style-name="T6"><text:tab/></text:span><text:span text:style-name="T8">Dis</text:span><text:span text:style-name="T31">cuta a simulação apresentada acima. Indique como a funcionalidade esperada do módulo pode ser avaliada na simulação</text:span><text:span text:style-name="T33">.</text:span></text:p>
      <text:p text:style-name="P40"/>
      <text:p text:style-name="P15"><draw:control text:anchor-type="paragraph" draw:z-index="7" draw:name="Forma5" draw:style-name="gr2" draw:text-style-name="P51" svg:width="16.571cm" svg:height="9.044cm" svg:x="0.222cm" svg:y="0.27cm" draw:control="control8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oft-page-break/><text:span text:style-name="T19"/></text:p>
      <text:p text:style-name="P15"><text:span text:style-name="T19">1</text:span><text:span text:style-name="T18">.2. </text:span><text:span text:style-name="T19">Fsm_Step</text:span><text:span text:style-name="T18">) </text:span><text:span text:style-name="T23">Preencher o quadro abaixo com </text:span><text:span text:style-name="T24">código VHDL do testbench</text:span></text:p>
      <text:p text:style-name="P11"/>
      <text:p text:style-name="P11"><draw:control text:anchor-type="paragraph" draw:z-index="8" draw:name="Forma4" draw:style-name="gr2" draw:text-style-name="P51" svg:width="16.401cm" svg:height="11.055cm" svg:x="0.298cm" svg:y="0.131cm" draw:control="control9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"/>
      <text:p text:style-name="P7"><text:span text:style-name="T5"><text:tab/>Preencher o quadro abaixo com a arquitetura d</text:span><text:span text:style-name="T8">o</text:span><text:span text:style-name="T5"> módulo </text:span><text:span text:style-name="T8">de estímulos. </text:span></text:p>
      <text:p text:style-name="P30"><draw:control text:anchor-type="paragraph" draw:z-index="9" draw:name="Forma5" draw:style-name="gr2" draw:text-style-name="P51" svg:width="16.571cm" svg:height="10.992cm" svg:x="0.222cm" svg:y="0.448cm" draw:control="control10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oft-page-break/></text:p>
      <text:p text:style-name="P25"><text:span text:style-name="T30"><text:tab/>Faça a captura de imagem no campo abaixo </text:span><text:span text:style-name="T32">(clique com o botão direito) </text:span><text:span text:style-name="T30">com a simulação </text:span><text:span text:style-name="T29">correspondente aos estímulos do item anterior</text:span><text:span text:style-name="T30"> (mostre todos os sinais relevantes e todas as condições –</text:span><text:span text:style-name="T33"> </text:span><text:span text:style-name="T34">para acompanha</text:span><text:span text:style-name="T35">m</text:span><text:span text:style-name="T34">ento mostre os sinais de estado</text:span><text:span text:style-name="T30">)</text:span></text:p>
      <text:p text:style-name="Standard"/>
      <text:p text:style-name="Standard"><draw:control text:anchor-type="paragraph" draw:z-index="0" draw:style-name="gr1" draw:text-style-name="P50" svg:width="16.955cm" svg:height="10.78cm" svg:x="0.284cm" svg:y="0.229cm" draw:control="control2"/></text:p>
      <text:p text:style-name="Standard"/>
      <text:p text:style-name="Standard"/>
      <text:p text:style-name="Standard"/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/>
      <text:p text:style-name="P39"/>
      <text:p text:style-name="P39"/>
      <text:p text:style-name="P39"/>
      <text:p text:style-name="P39"/>
      <text:p text:style-name="P16"><text:span text:style-name="T22"><text:tab/></text:span><text:span text:style-name="T24">Dis</text:span><text:span text:style-name="T28">cuta a simulação apresentada acima. Indique como a funcionalidade esperada do módulo pode ser avaliada na simulação.</text:span></text:p>
      <text:p text:style-name="P16"/>
      <text:p text:style-name="P16"><draw:control text:anchor-type="paragraph" draw:z-index="10" draw:name="Forma5" draw:style-name="gr2" draw:text-style-name="P51" svg:width="16.571cm" svg:height="9.023cm" svg:x="0.222cm" svg:y="0.24cm" draw:control="control1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1"/>
      <text:p text:style-name="P41"/>
      <text:p text:style-name="P47"><text:soft-page-break/><text:span text:style-name="T19">1</text:span><text:span text:style-name="T17">.3- </text:span><text:span text:style-name="T19">Blocos Datapath</text:span><text:span text:style-name="T17"> </text:span><text:span text:style-name="T16">) </text:span><text:span text:style-name="T23">Preencher o quadro abaixo </text:span><text:span text:style-name="T25">o código VHDL da entity do </text:span><text:span text:style-name="T20">Code_Gen</text:span><text:span text:style-name="T25"> </text:span></text:p>
      <text:p text:style-name="P14"/>
      <text:p text:style-name="P14"><draw:control text:anchor-type="paragraph" draw:z-index="6" draw:name="Forma7" draw:style-name="gr2" draw:text-style-name="P51" svg:width="16.1cm" svg:height="5.603cm" svg:x="0.185cm" svg:y="0.293cm" draw:control="control7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3"/>
      <text:p text:style-name="P33"/>
      <text:p text:style-name="P18"/>
      <text:p text:style-name="P18"/>
      <text:p text:style-name="P18"/>
      <text:p text:style-name="P48"><text:span text:style-name="T23"><text:tab/>Preencher o quadro abaixo </text:span><text:span text:style-name="T25">o código VHDL da definição dos tipos usados nos portos da <text:s/>entity do </text:span><text:span text:style-name="T19">Code_Gen</text:span><text:span text:style-name="T25"> (do package do snake)</text:span></text:p>
      <text:p text:style-name="P37"><draw:control text:anchor-type="paragraph" draw:z-index="14" draw:name="Forma7" draw:style-name="gr2" draw:text-style-name="P51" svg:width="16.1cm" svg:height="5.105cm" svg:x="0.185cm" svg:y="0.293cm" draw:control="control15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9"/>
      <text:p text:style-name="P26"><text:span text:style-name="T4"><text:tab/>Preencher o quadro abaixo com </text:span><text:span text:style-name="T9">a</text:span><text:span text:style-name="T10">lgumas</text:span><text:span text:style-name="T9"> </text:span><text:span text:style-name="T37">simulações manuais </text:span><text:span text:style-name="T9">do </text:span><text:span text:style-name="T38">Code_Gen</text:span><text:span text:style-name="T9"> </text:span><text:span text:style-name="T10">(E→S). Ao final, descreva o que o módulo está realizando.</text:span></text:p>
      <text:p text:style-name="P36"><draw:control text:anchor-type="paragraph" draw:z-index="11" draw:name="Forma5" draw:style-name="gr2" draw:text-style-name="P51" svg:width="16.571cm" svg:height="7.896cm" svg:x="0.443cm" svg:y="0.434cm" draw:control="control12"/><text:span text:style-name="T31"/></text:p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9"><text:soft-page-break/><text:span text:style-name="T23"><text:tab/>Preencher o quadro abaixo </text:span><text:span text:style-name="T25">o código VHDL da entity do </text:span><text:span text:style-name="T21">Overflow_Correction</text:span></text:p>
      <text:p text:style-name="P34"/>
      <text:p text:style-name="P37"><draw:control text:anchor-type="paragraph" draw:z-index="12" draw:name="Forma7" draw:style-name="gr2" draw:text-style-name="P51" svg:width="16.1cm" svg:height="7.78cm" svg:x="0.185cm" svg:y="0.279cm" draw:control="control13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4"/>
      <text:p text:style-name="P34"/>
      <text:p text:style-name="P48"><text:span text:style-name="T23"><text:tab/></text:span></text:p>
      <text:p text:style-name="P48"><text:span text:style-name="T25"/></text:p>
      <text:p text:style-name="P48"><text:span text:style-name="T25"/></text:p>
      <text:p text:style-name="P48"><text:span text:style-name="T22"/></text:p>
      <text:p text:style-name="P48"><text:span text:style-name="T22"/></text:p>
      <text:p text:style-name="P48"><text:span text:style-name="T22"/></text:p>
      <text:p text:style-name="P27"><text:span text:style-name="T6"/></text:p>
      <text:p text:style-name="P27"><text:span text:style-name="T6"><text:tab/></text:span><text:span text:style-name="T4">Preencher o quadro abaixo com </text:span><text:span text:style-name="T9">a</text:span><text:span text:style-name="T10">lgumas</text:span><text:span text:style-name="T9"> </text:span><text:span text:style-name="T37">simulações manuais </text:span><text:span text:style-name="T9">do </text:span><text:span text:style-name="T39">Overflow_Correction</text:span><text:span text:style-name="T9"> </text:span><text:span text:style-name="T10">(E→S). Ao final, descreva o que o módulo está realizando.</text:span></text:p>
      <text:p text:style-name="P42"><draw:control text:anchor-type="paragraph" draw:z-index="13" draw:name="Forma5" draw:style-name="gr2" draw:text-style-name="P51" svg:width="16.571cm" svg:height="13.336cm" svg:x="0.231cm" svg:y="0.374cm" draw:control="control14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6"/>
      <text:p text:style-name="P16"/>
      <text:p text:style-name="P16"/>
      <text:p text:style-name="P17"/>
      <text:p text:style-name="P20"/>
      <text:p text:style-name="P17"/>
      <text:p text:style-name="P17"/>
      <text:p text:style-name="P48"><text:span text:style-name="T23"/></text:p>
      <text:p text:style-name="P48"><text:span text:style-name="T23"/></text:p>
      <text:p text:style-name="P48"><text:span text:style-name="T23"/></text:p>
      <text:p text:style-name="P48"><text:span text:style-name="T23"/></text:p>
      <text:p text:style-name="P48"><text:span text:style-name="T23"/></text:p>
      <text:p text:style-name="P48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9"><text:soft-page-break/><text:span text:style-name="T23"><text:tab/>Preencher o quadro abaixo </text:span><text:span text:style-name="T25">o código VHDL da entity do </text:span><text:span text:style-name="T21">Comparator</text:span></text:p>
      <text:p text:style-name="P35"/>
      <text:p text:style-name="P38"><draw:control text:anchor-type="paragraph" draw:z-index="15" draw:name="Forma7" draw:style-name="gr2" draw:text-style-name="P51" svg:width="16.1cm" svg:height="7.78cm" svg:x="0.185cm" svg:y="0.279cm" draw:control="control16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5"/>
      <text:p text:style-name="P35"/>
      <text:p text:style-name="P49"><text:span text:style-name="T23"><text:tab/></text:span></text:p>
      <text:p text:style-name="P49"><text:span text:style-name="T25"/></text:p>
      <text:p text:style-name="P49"><text:span text:style-name="T25"/></text:p>
      <text:p text:style-name="P49"><text:span text:style-name="T22"/></text:p>
      <text:p text:style-name="P49"><text:span text:style-name="T22"/></text:p>
      <text:p text:style-name="P49"><text:span text:style-name="T22"/></text:p>
      <text:p text:style-name="P27"><text:span text:style-name="T6"/></text:p>
      <text:p text:style-name="P27"><text:span text:style-name="T6"><text:tab/></text:span><text:span text:style-name="T4">Preencher o quadro abaixo com </text:span><text:span text:style-name="T9">a</text:span><text:span text:style-name="T10">lgumas</text:span><text:span text:style-name="T9"> </text:span><text:span text:style-name="T37">simulações manuais </text:span><text:span text:style-name="T9">do </text:span><text:span text:style-name="T39">Comparator</text:span><text:span text:style-name="T9"> </text:span><text:span text:style-name="T10">(E→S). Ao final, descreva o que o módulo está realizando.</text:span></text:p>
      <text:p text:style-name="P43"><draw:control text:anchor-type="paragraph" draw:z-index="16" draw:name="Forma5" draw:style-name="gr2" draw:text-style-name="P51" svg:width="16.571cm" svg:height="13.336cm" svg:x="0.231cm" svg:y="0.374cm" draw:control="control17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4"/>
      <text:p text:style-name="P21"/>
      <text:p text:style-name="P24"/>
      <text:p text:style-name="P24"/>
      <text:p text:style-name="P49"><text:span text:style-name="T23"/></text:p>
      <text:p text:style-name="P49"><text:span text:style-name="T23"/></text:p>
      <text:p text:style-name="P49"><text:span text:style-name="T23"/></text:p>
      <text:p text:style-name="P49"><text:span text:style-name="T23"/></text:p>
      <text:p text:style-name="P49"><text:span text:style-name="T23"/></text:p>
      <text:p text:style-name="P49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43"><text:span text:style-name="T23"/></text:p>
      <text:p text:style-name="P23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13:55.555000000</meta:creation-date>
    <meta:generator>LibreOffice/5.3.5.2$Windows_X86_64 LibreOffice_project/50d9bf2b0a79cdb85a3814b592608037a682059d</meta:generator>
    <dc:date>2018-06-09T16:25:41.617000000</dc:date>
    <meta:editing-duration>PT25M57S</meta:editing-duration>
    <meta:editing-cycles>4</meta:editing-cycles>
    <meta:document-statistic meta:table-count="0" meta:image-count="0" meta:object-count="0" meta:page-count="7" meta:paragraph-count="21" meta:word-count="308" meta:character-count="1973" meta:non-whitespace-character-count="1651"/>
  </office:meta>
</office:document-meta>
</file>